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EXCELENTÍSSIMO SENHOR DESEMBARGADOR VICE-PRESIDENTE DO TRIBUNAL DE JUSTIÇA DO ESTADO DE GOIÁS</text:p>
      <text:p>Contrarrazões nº XXXX/2025
Recurso ESPECIAL nos Autos nº Número não identificado
Recorrente: GUILHERME JÚNIOR DA SILVA CAMARGO
Recorrido: Ministério Público do Estado de Goiás</text:p>
      <text:p>O Ministério Público do Estado de Goiás, por meio deste a ser preenchido, vem apresentar suas
CONTRARRAZÕES AO RECURSO ESPECIAL
interposto por GUILHERME JÚNIOR DA SILVA CAMARGO, com fundamento no artigo 1.030 do Código de Processo Civil c/c o artigo 3º do Código de Processo Penal, requerendo que sejam recebidas e regularmente processadas, conforme adiante aduzido.</text:p>
      <text:p>Goiânia, 13 de May de 2025.</text:p>
      <text:p>Promotor(a) de Justiça
COMPLEMENTO_CARGO_PROMOTOR
INFO_DELEGACAO_PROMOTOR</text:p>
      <text:p>CONTRARRAZÕES AO RECURSO ESPECIAL</text:p>
      <text:p>Eminente Superior Tribunal de Justiça,</text:p>
      <text:p>GUILHERME JÚNIOR DA SILVA CAMARGO, já qualificado(a) nos autos em epígrafe, inconformado(a) com os v. Acórdãos dos eventos n.º 193 e 217, interpôs o presente Recurso Especial, com fundamento no artigo 105, III, a, da Constituição Federal.</text:p>
      <text:p>É o sucinto relatório.</text:p>
      <text:p>DO MÉRITO RECURSAL</text:p>
      <text:p>No que tange à tese de absolvição por insuficiência de provas, verifica-se que o recurso especial busca o reexame do conjunto probatório, o que é vedado pela Súmula 7 do Superior Tribunal de Justiça. A Corte de origem, ao analisar as provas produzidas, concluiu pela existência de elementos suficientes para a condenação do recorrente.  A alteração dessa conclusão demandaria o revolvimento do material fático-probatório, o que é inadmissível na via recursal especial.  Os trechos do acórdão recorrido demonstram a robusta prova da materialidade e autoria do crime, com base em depoimentos consistentes das vítimas e testemunhas, corroborados por outros elementos de convicção, como o flagrante da posse dos objetos do crime.  A pretensão absolutória, portanto, não merece prosperar.</text:p>
      <text:p>Alega o Recorrente, em sua peça recursal, ofensa ao artigo 386, inciso VII, do Código de Processo Penal, sob o argumento de que o v. Acórdão objurgado não trouxe esclarecimentos acerca das omissões, contradições e obscuridades suscitadas nos Embargos de Declaração.  Contudo, o Tribunal de Justiça de Goiás fundamentou suficientemente sua decisão, conforme demonstrado nos autos.  A alegação de omissão, obscuridade ou contradição não se sustenta, pois o acórdão enfrentou os pontos relevantes da controvérsia, ainda que de forma contrária aos interesses do recorrente.  A jurisprudência do Superior Tribunal de Justiça e do Supremo Tribunal Federal é pacífica no sentido de que não há omissão quando a decisão é fundamentada, mesmo que contrária à pretensão da parte.  O recurso especial, portanto, não merece provimento neste ponto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3 de May de 2025.</text:p>
      <text:p>Promotor(a) de Justiça
COMPLEMENTO_CARGO_PROMOTOR
INFO_DELEGACAO_PROMOTO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